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3.8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ciplina </text:p>
          </table:table-cell>
          <table:table-cell office:value-type="string" calcext:value-type="string">
            <text:p>Carga Horária </text:p>
          </table:table-cell>
        </table:table-row>
        <table:table-row table:style-name="ro1">
          <table:table-cell office:value-type="string" calcext:value-type="string">
            <text:p>Algoritmos e Estruturas de Dados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municação Oral e Escrit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gramação de Computadore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istemas de Informação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ógica Matemátic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rganização e Arquitetura de Computadore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istemas Operacionai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álise e Modelagem de Sistem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estão de Projet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gramação Orientada a Objet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anco de Dados e suas Aplicaçõe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genharia de Software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Redes de Computadore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senvolvimento de Aplicaçõe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stágio Supervisionado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arantia da Qualidade de Software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senvolvimento Web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odelagem de Processos de Negóci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esquisa Operacional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senvolvimento Mobile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teligência de Negóci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terface Humano Comput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letiv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overnança de TI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egurança e Auditoria de Sistem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HORAS</text:p>
          </table:table-cell>
          <table:table-cell table:formula="of:=SUM([.B2:.B34])"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SEMANAS</text:p>
          </table:table-cell>
          <table:table-cell table:formula="of:=([.B35]/4)/5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IAS</text:p>
          </table:table-cell>
          <table:table-cell table:formula="of:=[.B35]/4" office:value-type="float" office:value="660" calcext:value-type="float">
            <text:p>660</text:p>
          </table:table-cell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8:19:52.748080334</meta:creation-date>
    <dc:date>2019-09-15T22:38:51.660249856</dc:date>
    <meta:editing-duration>PT3H48M38S</meta:editing-duration>
    <meta:editing-cycles>2</meta:editing-cycles>
    <meta:generator>LibreOffice/6.1.5.2$Linux_X86_64 LibreOffice_project/10$Build-2</meta:generator>
    <meta:document-statistic meta:table-count="2" meta:cell-count="74" meta:object-count="0"/>
  </office:meta>
</office:document-meta>
</file>